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圖片 1" text:anchor-type="as-char" svg:x="0in" svg:y="0in" svg:width="7.26806in" svg:height="10.10139in" style:rel-width="scale" style:rel-height="scale"><draw:image xlink:href="media/image1.emf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 style:layout-grid-mode="line" style:layout-grid-lines="42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張睿閎</meta:initial-creator>
    <dc:creator>張睿閎</dc:creator>
    <meta:creation-date>2021-06-30T09:51:00Z</meta:creation-date>
    <dc:date>2021-06-30T09:51:00Z</dc:date>
    <meta:template xlink:href="Normal" xlink:type="simple"/>
    <meta:editing-cycles>2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